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width="0.102cm" draw:marker-start-width="0.457cm" draw:marker-end-width="0.457cm" draw:fill="solid" draw:fill-color="#94bd5e" draw:textarea-horizontal-align="justify" draw:textarea-vertical-align="middle" draw:auto-grow-height="false" fo:padding-top="0.176cm" fo:padding-bottom="0.176cm" fo:padding-left="0.301cm" fo:padding-right="0.301cm"/>
    </style:style>
    <style:style style:name="gr2" style:family="graphic" style:parent-style-name="standard">
      <style:graphic-properties draw:stroke="none" draw:fill="solid" draw:fill-color="#94bd5e" draw:textarea-horizontal-align="justify" draw:textarea-vertical-align="middle" draw:auto-grow-height="false"/>
    </style:style>
    <style:style style:name="gr3" style:family="graphic" style:parent-style-name="standard">
      <style:graphic-properties svg:stroke-width="0.203cm" svg:stroke-color="#739c3e" draw:marker-start-width="0.61cm" draw:marker-end-width="0.61cm" draw:stroke-linejoin="round" draw:fill="solid" draw:fill-color="#ffffff" draw:opacity="100%" draw:textarea-horizontal-align="justify" draw:textarea-vertical-align="middle" draw:auto-grow-height="false" fo:padding-top="0.226cm" fo:padding-bottom="0.226cm" fo:padding-left="0.351cm" fo:padding-right="0.351cm" draw:shadow="hidden" draw:shadow-opacity="100%"/>
    </style:style>
    <style:style style:name="gr4" style:family="graphic" style:parent-style-name="standard">
      <style:graphic-properties draw:stroke="none" draw:fill="solid" draw:fill-color="#00000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path draw:style-name="gr1" draw:text-style-name="P1" draw:layer="layout" svg:width="5.771cm" svg:height="5.771cm" svg:x="0.254cm" svg:y="0.254cm" svg:viewBox="0 0 5772 5772" svg:d="m2886 5772c-1594 0-2886-1292-2886-2886 0-52 1-104 4-155 83 1344 1200 2408 2565 2408 1419 0 2570-1151 2570-2570 0-1365-1064-2482-2408-2565 51-3 103-4 155-4 1594 0 2886 1292 2886 2886s-1292 2886-2886 2886z">
          <text:p/>
        </draw:path>
        <draw:custom-shape draw:style-name="gr2" draw:text-style-name="P1" draw:layer="layout" svg:width="2.427cm" svg:height="2.428cm" svg:x="1.908cm" svg:y="1.934cm">
          <text:p/>
          <draw:enhanced-geometry svg:viewBox="0 0 21600 21600" draw:mirror-horizontal="false" draw:mirror-vertical="false" draw:glue-points="10800 0 3160 3160 0 10800 3160 18440 10800 21600 18440 18440 21600 10800 18440 3160" draw:text-areas="3200 3200 18400 18400" draw:type="ellipse"/>
        </draw:custom-shape>
        <draw:polygon draw:style-name="gr3" draw:text-style-name="P1" draw:layer="layout" svg:width="4.74cm" svg:height="3.171cm" svg:x="0.753cm" svg:y="1.755cm" svg:viewBox="0 0 4741 3172" draw:points="3104,0 4741,0 3238,3167 3136,3167 3138,3172 1503,3172 0,5 1637,5 2369,1550">
          <text:p/>
        </draw:polygon>
        <draw:polygon draw:style-name="gr4" draw:text-style-name="P1" draw:layer="layout" svg:width="2.778cm" svg:height="2.079cm" svg:x="6.409cm" svg:y="2.458cm" svg:viewBox="0 0 2779 2080" draw:points="910,2080 0,0 1004,0 1393,1254 1788,0 2779,0 1871,2080">
          <text:p/>
        </draw:polygon>
        <draw:path draw:style-name="gr4" draw:text-style-name="P1" draw:layer="layout" svg:width="0.887cm" svg:height="2.778cm" svg:x="9.406cm" svg:y="1.759cm" svg:viewBox="0 0 888 2779" svg:d="m0 2779v-2080h888v2080zm-888-2252v-527h888v527z">
          <text:p/>
        </draw:path>
        <draw:path draw:style-name="gr4" draw:text-style-name="P1" draw:layer="layout" svg:width="2.817cm" svg:height="2.222cm" svg:x="10.552cm" svg:y="2.386cm" svg:viewBox="0 0 2818 2223" svg:d="m890 883h1033l-6-42-4-20-6-20-6-19-7-18-8-17-8-17-10-17-10-16-11-15-13-14-13-14-13-14-15-13-16-12-33-22-36-19-39-16-41-13-44-11-47-7-49-5-52-1-57 1-53 5-51 7-48 10-45 13-43 16-39 18-37 22-33 24-15 14-15 14-14 14-13 15-12 16-11 17-10 17-10 18-9 19-8 19-13 40zm1902 678-14 42-15 41-18 40-19 39-22 37-23 37-26 34-27 34-30 32-32 31-69 58-78 52-85 48-94 42-101 36-108 31-116 26-123 19-131 14-138 9-146 3-161-5-151-13-143-23-132-32-124-41-114-50-53-28-52-31-48-33-47-35-44-37-41-39-38-41-35-43-33-45-30-46-27-49-24-50-21-52-18-54-16-56-12-58-10-59-7-62-6-129 6-129 7-62 10-60 12-58 16-56 18-54 21-52 24-51 27-48 30-47 33-44 35-43 38-41 41-39 44-37 47-35 48-33 105-59 114-50 124-41 132-32 143-23 151-13 161-5 171 5 161 16 149 25 139 36 128 46 60 27 57 30 55 32 52 34 49 37 47 40 44 42 41 45 38 46 36 50 32 52 30 54 27 56 24 59 22 62 18 64 16 66 12 68 17 145 6 154v36h-1884v21l2 20 3 19 3 19 5 19 6 17 6 18 8 16 9 16 10 16 11 15 12 14 12 14 14 13 16 12 16 12 34 21 39 19 41 16 45 13 48 10 52 7 55 5 58 1 39-1 37-2 35-3 34-4 32-6 30-7 29-9 27-10 26-11 23-12 22-14 20-14 18-16 16-16 15-18 6-10 6-9z">
          <text:p/>
        </draw:path>
        <draw:polygon draw:style-name="gr4" draw:text-style-name="P1" draw:layer="layout" svg:width="3.843cm" svg:height="2.079cm" svg:x="13.342cm" svg:y="2.458cm" svg:viewBox="0 0 3844 2080" draw:points="616,2080 0,0 880,0 1172,1337 1609,0 2217,0 2646,1282 2961,0 3844,0 3214,2080 2282,2080 1906,946 1528,2080">
          <text:p/>
        </draw:polygon>
        <draw:polygon draw:style-name="gr4" draw:text-style-name="P1" draw:layer="layout" svg:width="2.778cm" svg:height="2.079cm" svg:x="17.369cm" svg:y="2.458cm" svg:viewBox="0 0 2779 2080" draw:points="910,2080 0,0 1004,0 1393,1254 1788,0 2779,0 1871,2080">
          <text:p/>
        </draw:polygon>
        <draw:polygon draw:style-name="gr4" draw:text-style-name="P1" draw:layer="layout" svg:width="2.79cm" svg:height="2.221cm" svg:x="20.208cm" svg:y="2.387cm" svg:viewBox="0 0 2791 2222" draw:points="2791,1237 2775,1356 2763,1413 2749,1467 2732,1520 2713,1571 2692,1620 2668,1667 2642,1712 2614,1756 2583,1797 2550,1836 2515,1874 2477,1909 2437,1943 2394,1975 2349,2005 2302,2033 2201,2083 2090,2125 1970,2160 1841,2187 1702,2206 1555,2218 1398,2222 1235,2217 1083,2204 939,2181 805,2149 681,2108 566,2058 512,2030 461,1999 412,1966 365,1931 321,1894 279,1855 241,1814 205,1771 172,1727 142,1680 115,1632 91,1582 70,1529 51,1475 36,1420 23,1362 13,1302 6,1241 0,1112 6,984 13,922 23,863 36,805 51,749 70,695 91,643 115,593 142,544 172,498 205,453 241,410 279,369 321,329 365,292 412,256 461,223 566,164 681,114 805,73 939,41 1083,18 1235,5 1398,0 1549,4 1691,14 1825,32 1950,57 2067,89 2175,128 2275,174 2366,227 2408,256 2448,287 2486,319 2521,354 2555,390 2586,427 2615,467 2642,508 2666,551 2688,596 2708,642 2726,690 2741,740 2754,791 2774,899 1840,899 1826,865 1811,832 1793,802 1774,774 1754,748 1732,725 1708,703 1683,684 1656,667 1627,653 1596,641 1564,631 1530,623 1494,617 1457,614 1418,613 1362,615 1308,621 1258,631 1211,646 1167,664 1146,675 1126,687 1106,700 1088,714 1070,729 1053,745 1037,761 1022,779 1008,797 995,817 983,836 972,857 963,879 954,901 946,924 939,948 929,998 923,1051 921,1108 923,1162 928,1214 938,1264 945,1287 952,1310 961,1332 970,1353 981,1373 993,1393 1005,1412 1019,1431 1033,1448 1049,1465 1066,1481 1083,1496 1101,1510 1119,1523 1139,1535 1159,1546 1180,1555 1201,1564 1246,1579 1294,1589 1344,1596 1398,1598 1442,1596 1485,1592 1526,1584 1566,1573 1603,1559 1639,1543 1673,1523 1705,1500 1735,1475 1762,1447 1786,1418 1806,1386 1824,1352 1839,1316 1851,1277 1861,1237">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stroke-linejoin="non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23.368cm" fo:page-height="6.35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initial-creator>C. Pilato</meta:initial-creator>
    <meta:creation-date>2008-04-18T08:54:24</meta:creation-date>
    <dc:creator>C. Pilato</dc:creator>
    <dc:date>2008-05-30T12:44:06</dc:date>
    <meta:editing-cycles>16</meta:editing-cycles>
    <meta:editing-duration>PT2H50M38S</meta:editing-duration>
    <meta:user-defined meta:name="Info 1"/>
    <meta:user-defined meta:name="Info 2"/>
    <meta:user-defined meta:name="Info 3"/>
    <meta:user-defined meta:name="Info 4"/>
    <meta:document-statistic meta:object-count="9"/>
  </office:meta>
</office:document-meta>
</file>